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Interface (UI) Design Document</text:p>
      <text:p text:style-name="Standard">*All subject to change</text:p>
      <text:p text:style-name="Standard"/>
      <text:p text:style-name="Standard">Main Menu</text:p>
      <text:p text:style-name="Standard"><text:tab/>Menu bar with options (options are up for discussion, will likely contain application stuff like <text:tab/><text:tab/><text:tab/>settings and perhaps batch operations to be able to apply changes to batches of <text:tab/><text:tab/><text:tab/><text:tab/>customers and info)</text:p>
      <text:p text:style-name="Standard"><text:tab/>Customer Search Bar</text:p>
      <text:p text:style-name="Standard"><text:tab/>Master Customer list</text:p>
      <text:p text:style-name="Standard"><text:tab/><text:tab/>Customer UI Element (it'll contain some basic info about the customer)</text:p>
      <text:p text:style-name="Standard"><text:tab/><text:tab/><text:tab/>Name (first, middle, last)</text:p>
      <text:p text:style-name="Standard"><text:tab/><text:tab/><text:tab/>Address (name, number, zip)</text:p>
      <text:p text:style-name="Standard"><text:tab/><text:tab/><text:tab/>Account info (number, type, standing)</text:p>
      <text:p text:style-name="Standard"/>
      <text:p text:style-name="Standard">[WIP- still needs to be broken down]</text:p>
      <text:p text:style-name="Standard">Customer Screen (when you click/open up a Customer UI Element)</text:p>
      <text:p text:style-name="Standard">[Each 'Info' block will contain 'Section's. They will display the primary info as well as an option to modify (ie: add, edit, delete) for each section]</text:p>
      <text:p text:style-name="Standard"><text:tab/>Customer Info:</text:p>
      <text:p text:style-name="Standard"><text:tab/><text:tab/>Name Section:</text:p>
      <text:p text:style-name="Standard"><text:tab/><text:tab/>Address Section:</text:p>
      <text:p text:style-name="Standard"><text:tab/><text:tab/>Phone Section:</text:p>
      <text:p text:style-name="Standard"><text:tab/><text:tab/>Email Section:</text:p>
      <text:p text:style-name="Standard"><text:tab/>Account Info:</text:p>
      <text:p text:style-name="Standard"><text:tab/><text:tab/>Financial</text:p>
      <text:p text:style-name="Standard"><text:tab/><text:tab/>Budget and Escrow</text:p>
      <text:p text:style-name="Standard"><text:tab/><text:tab/>Delivery</text:p>
      <text:p text:style-name="Standard"><text:tab/><text:tab/>Serv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gel Libucha</meta:initial-creator>
    <meta:creation-date>2018-04-07T16:11:37.25</meta:creation-date>
    <dc:date>2018-04-07T16:27:55.09</dc:date>
    <dc:creator>Rigel Libucha</dc:creator>
    <meta:editing-duration>PT16M17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23" meta:word-count="134" meta:character-count="874"/>
  </office:meta>
</office:document-meta>
</file>